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company.name"/>
      </text:user-field-decls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0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Company Name</text:user-field-get></text:p>
              <text:p text:style-name="MP3"><text:span text:style-name="MT2"><text:placeholder text:placeholder-type="text">&lt;py3o.company.partner_id.street&gt;</text:placeholder></text:span><text:span text:style-name="MT2"> - </text:span><text:span text:style-name="MT2"><text:placeholder text:placeholder-type="text">&lt;py3o.company.partner_id.zip&gt;</text:placeholder></text:span><text:span text:style-name="MT2"> - </text:span><text:span text:style-name="MT2"><text:placeholder text:placeholder-type="text">&lt;py3o.company.partner_id.city&gt;</text:placeholder></text:span></text:p>
              <text:p text:style-name="MP4">Tel +39<text:span text:style-name="MT3"><text:placeholder text:placeholder-type="text">&lt;py3o.company.partner_id.phone&gt;</text:placeholder></text:span> - Fax +39<text:span text:style-name="MT3"><text:placeholder text:placeholder-type="text">&lt;py3o.company.partner_id.phone&gt;</text:placeholder></text:span></text:p>
              <text:p text:style-name="MP5">P<text:span text:style-name="MT4">artita </text:span>Iva <text:span text:style-name="MT5"><text:placeholder text:placeholder-type="text">&lt;py3o.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py3o.o.name or ''&gt;</text:placeholder></text:span><text:span text:style-name="MT6"> - Pagina </text:span><text:page-number text:select-page="current">1</text:page-number> 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py3o.o.name or ''&gt;</text:placeholder></text:span><text:span text:style-name="MT6"> - Pagina </text:span><text:page-number text:select-page="current">1</text:page-number> 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py3o.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py3o.company.currency_id.symbol&gt;</text:placeholder></text:span></text:span><text:span text:style-name="Car._20_predefinito_20_paragrafo"><text:span text:style-name="MT10"> </text:span></text:span><text:span text:style-name="Car._20_predefinito_20_paragrafo"><text:span text:style-name="MT9"><text:placeholder text:placeholder-type="text">&lt;py3o.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py3o.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py3o.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py3o.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6T18:54:20.964000000</dc:date>
    <meta:print-date>2015-10-01T17:14:00Z</meta:print-date>
    <meta:editing-cycles>75</meta:editing-cycles>
    <meta:editing-duration>PT15H10M18S</meta:editing-duration>
    <meta:document-statistic meta:table-count="2" meta:image-count="0" meta:object-count="0" meta:page-count="1" meta:paragraph-count="11" meta:word-count="48" meta:character-count="574" meta:non-whitespace-character-count="537"/>
    <meta:template xlink:type="simple" xlink:actuate="onRequest" xlink:title="" xlink:href="Normal"/>
  </office:meta>
</office:document-meta>
</file>